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6.969cm" table:align="center" style:may-break-between-rows="false"/>
    </style:style>
    <style:style style:name="t1.A" style:family="table-column">
      <style:table-column-properties style:column-width="2.087cm"/>
    </style:style>
    <style:style style:name="t1.B" style:family="table-column">
      <style:table-column-properties style:column-width="1.295cm"/>
    </style:style>
    <style:style style:name="t1.H" style:family="table-column">
      <style:table-column-properties style:column-width="1.778cm"/>
    </style:style>
    <style:style style:name="t1.K" style:family="table-column">
      <style:table-column-properties style:column-width="1.78cm"/>
    </style:style>
    <style:style style:name="t1.1" style:family="table-row">
      <style:table-row-properties style:min-row-height="0.778cm"/>
    </style:style>
    <style:style style:name="t1.A1" style:family="table-cell">
      <style:table-cell-properties fo:padding="0cm" fo:border="none"/>
    </style:style>
    <style:style style:name="t1.2" style:family="table-row">
      <style:table-row-properties style:min-row-height="1.45cm"/>
    </style:style>
    <style:style style:name="t1.A2" style:family="table-cell">
      <style:table-cell-properties fo:padding="0.097cm" fo:border-left="0.088cm solid #000000" fo:border-right="none" fo:border-top="0.088cm solid #000000" fo:border-bottom="0.002cm solid #000000"/>
    </style:style>
    <style:style style:name="t1.B2" style:family="table-cell">
      <style:table-cell-properties fo:padding="0.097cm" fo:border-left="0.002cm solid #000000" fo:border-right="none" fo:border-top="0.088cm solid #000000" fo:border-bottom="0.002cm solid #000000"/>
    </style:style>
    <style:style style:name="t1.K2" style:family="table-cell">
      <style:table-cell-properties fo:padding="0.097cm" fo:border-left="0.002cm solid #000000" fo:border-right="0.088cm solid #000000" fo:border-top="0.088cm solid #000000" fo:border-bottom="0.002cm solid #000000"/>
    </style:style>
    <style:style style:name="t1.3" style:family="table-row">
      <style:table-row-properties style:min-row-height="0.67cm"/>
    </style:style>
    <style:style style:name="t1.D3" style:family="table-cell">
      <style:table-cell-properties fo:padding="0.097cm" fo:border-left="0.002cm solid #000000" fo:border-right="none" fo:border-top="none" fo:border-bottom="0.002cm solid #000000"/>
    </style:style>
    <style:style style:name="t1.4" style:family="table-row">
      <style:table-row-properties style:min-row-height="0.757cm"/>
    </style:style>
    <style:style style:name="t1.5" style:family="table-row">
      <style:table-row-properties style:min-row-height="0.7cm"/>
    </style:style>
    <style:style style:name="t1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1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1.K5" style:family="table-cell">
      <style:table-cell-properties style:vertical-align="middle" fo:padding="0.097cm" fo:border-left="0.002cm solid #000000" fo:border-right="0.088cm solid #000000" fo:border-top="none" fo:border-bottom="0.088cm solid #000000"/>
    </style:style>
    <style:style style:name="t1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1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t2" style:family="table">
      <style:table-properties style:width="16.969cm" table:align="center" style:may-break-between-rows="false"/>
    </style:style>
    <style:style style:name="t2.A" style:family="table-column">
      <style:table-column-properties style:column-width="2.087cm"/>
    </style:style>
    <style:style style:name="t2.B" style:family="table-column">
      <style:table-column-properties style:column-width="1.295cm"/>
    </style:style>
    <style:style style:name="t2.H" style:family="table-column">
      <style:table-column-properties style:column-width="1.778cm"/>
    </style:style>
    <style:style style:name="t2.K" style:family="table-column">
      <style:table-column-properties style:column-width="1.78cm"/>
    </style:style>
    <style:style style:name="t2.1" style:family="table-row">
      <style:table-row-properties style:min-row-height="0.778cm"/>
    </style:style>
    <style:style style:name="t2.A1" style:family="table-cell">
      <style:table-cell-properties fo:padding="0cm" fo:border="none"/>
    </style:style>
    <style:style style:name="t2.2" style:family="table-row">
      <style:table-row-properties style:min-row-height="1.45cm"/>
    </style:style>
    <style:style style:name="t2.A2" style:family="table-cell">
      <style:table-cell-properties fo:padding="0cm" fo:border-left="0.088cm solid #000000" fo:border-right="none" fo:border-top="0.088cm solid #000000" fo:border-bottom="0.002cm solid #000000"/>
    </style:style>
    <style:style style:name="t2.B2" style:family="table-cell">
      <style:table-cell-properties fo:padding="0cm" fo:border-left="0.002cm solid #000000" fo:border-right="none" fo:border-top="0.088cm solid #000000" fo:border-bottom="0.002cm solid #000000"/>
    </style:style>
    <style:style style:name="t2.K2" style:family="table-cell">
      <style:table-cell-properties fo:padding="0cm" fo:border-left="0.002cm solid #000000" fo:border-right="0.088cm solid #000000" fo:border-top="0.088cm solid #000000" fo:border-bottom="0.002cm solid #000000"/>
    </style:style>
    <style:style style:name="t2.3" style:family="table-row">
      <style:table-row-properties style:min-row-height="0.67cm"/>
    </style:style>
    <style:style style:name="t2.D3" style:family="table-cell">
      <style:table-cell-properties fo:padding="0cm" fo:border-left="0.002cm solid #000000" fo:border-right="none" fo:border-top="none" fo:border-bottom="0.002cm solid #000000"/>
    </style:style>
    <style:style style:name="t2.4" style:family="table-row">
      <style:table-row-properties style:min-row-height="0.757cm"/>
    </style:style>
    <style:style style:name="t2.5" style:family="table-row">
      <style:table-row-properties style:min-row-height="0.7cm"/>
    </style:style>
    <style:style style:name="t2.A5" style:family="table-cell">
      <style:table-cell-properties style:vertical-align="middle" fo:padding="0.102cm" fo:border-left="0.088cm solid #000000" fo:border-right="none" fo:border-top="none" fo:border-bottom="0.002cm solid #000000"/>
    </style:style>
    <style:style style:name="t2.B5" style:family="table-cell">
      <style:table-cell-properties style:vertical-align="middle" fo:padding="0.102cm" fo:border-left="0.002cm solid #000000" fo:border-right="none" fo:border-top="none" fo:border-bottom="0.002cm solid #000000"/>
    </style:style>
    <style:style style:name="t2.K5" style:family="table-cell">
      <style:table-cell-properties style:vertical-align="middle" fo:padding="0cm" fo:border-left="0.002cm solid #000000" fo:border-right="0.088cm solid #000000" fo:border-top="none" fo:border-bottom="0.088cm solid #000000"/>
    </style:style>
    <style:style style:name="t2.A13" style:family="table-cell">
      <style:table-cell-properties style:vertical-align="middle" fo:padding="0.102cm" fo:border-left="0.088cm solid #000000" fo:border-right="none" fo:border-top="none" fo:border-bottom="0.088cm solid #000000"/>
    </style:style>
    <style:style style:name="t2.B13" style:family="table-cell">
      <style:table-cell-properties style:vertical-align="middle" fo:padding="0.102cm" fo:border-left="0.002cm solid #000000" fo:border-right="none" fo:border-top="none" fo:border-bottom="0.088cm solid #000000"/>
    </style:style>
    <style:style style:name="Таблица13" style:family="table">
      <style:table-properties style:width="17cm" table:align="margins" style:may-break-between-rows="false"/>
    </style:style>
    <style:style style:name="Таблица13.A" style:family="table-column">
      <style:table-column-properties style:column-width="17cm" style:rel-column-width="65535*"/>
    </style:style>
    <style:style style:name="Таблица13.A1" style:family="table-cell">
      <style:table-cell-properties fo:padding="0.097cm" fo:border="none"/>
    </style:style>
    <style:style style:name="Таблица13.A5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8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3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 style:master-page-name="">
      <style:paragraph-properties fo:margin-left="0cm" fo:margin-right="0cm" fo:margin-top="0.152cm" fo:margin-bottom="0cm" fo:line-height="100%" fo:text-align="justify" style:justify-single-word="false" fo:text-indent="1cm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left="0cm" fo:margin-right="0cm" fo:margin-top="0.152cm" fo:margin-bottom="0cm" fo:line-height="100%" fo:text-indent="0.501cm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0cm" fo:margin-top="0.152cm" fo:margin-bottom="0cm" fo:line-height="100%" fo:text-indent="0.501cm" style:auto-text-indent="false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fo:margin-top="0cm" fo:margin-bottom="0.212cm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top="0cm" fo:margin-bottom="0.212cm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2" style:family="paragraph" style:parent-style-name="Standard">
      <style:paragraph-properties fo:margin-top="0.152cm" fo:margin-bottom="0cm" fo:text-align="center" style:justify-single-word="false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.152cm" fo:margin-bottom="0cm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.152cm" fo:margin-bottom="0cm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Text_20_body">
      <style:paragraph-properties fo:margin-left="0cm" fo:margin-right="0cm" fo:margin-top="0.212cm" fo:margin-bottom="0.212cm" style:line-height-at-least="0.176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31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Times New Roman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200%" fo:text-align="center" style:justify-single-word="false"/>
      <style:text-properties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b 58%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3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4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-complex="Arial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2" style:family="text">
      <style:text-properties fo:color="#000000"/>
    </style:style>
    <style:style style:name="T23" style:family="text">
      <style:text-properties fo:color="#000000" fo:language="en" fo:country="US"/>
    </style:style>
    <style:style style:name="T24" style:family="text">
      <style:text-properties fo:color="#000000" style:text-position="super 58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language="ru" fo:country="RU" fo:font-style="italic" style:font-style-asian="italic" style:font-style-complex="italic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fo:background-color="transparent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"/>
      <text:p text:style-name="P3">ПРОТОКОЛ <text:span text:style-name="T8">ПОВЕРКИ</text:span></text:p>
      <text:p text:style-name="P4"/>
      <text:p text:style-name="P5">Измерителя-сигнализатора СРК-АТ2327</text:p>
      <text:p text:style-name="P22"><text:span text:style-name="T21">Измери</text:span><text:span text:style-name="T17">принадлежащего </text:span><text:span text:style-name="T20">.</text:span><text:span text:style-name="T19"> <text:s text:c="105"/></text:span><text:span text:style-name="T20">.</text:span></text:p>
      <text:p text:style-name="P25"/>
      <text:p text:style-name="P14">Поверка проводилась на базе УП «АТОМТЕХ», в нормальных климатических условиях при температуре <text:span text:style-name="T15">Т</text:span> = <text:span text:style-name="T18"><text:s/>21,0</text:span><text:span text:style-name="T16"> </text:span><text:s/>°<text:span text:style-name="T15">С</text:span>, атмосферном давлении <text:span text:style-name="T15">Р</text:span> = <text:span text:style-name="T18"><text:s text:c="5"/></text:span><text:s/>мм.рт.ст, относительной влажности воздуха <text:span text:style-name="T15">р</text:span> = <text:span text:style-name="T18"><text:s/>70,8</text:span><text:span text:style-name="T16"> </text:span><text:s/>%, внешнем фоне γ-излучения <text:span text:style-name="T7">H</text:span>*(10) = <text:span text:style-name="T18"><text:s/>94</text:span><text:span text:style-name="T16"> </text:span><text:s/>мкЗв/ч, <text:s/>согласно методике, изложенной в <text:span text:style-name="T31">МП. МН-</text:span><text:span text:style-name="T32">854</text:span><text:span text:style-name="T31">-200</text:span><text:span text:style-name="T32">0</text:span></text:p>
      <text:p text:style-name="P23"><text:span text:style-name="T8">1. С</text:span>редства <text:span text:style-name="T8">поверки</text:span></text:p>
      <text:p text:style-name="P15">а)<text:tab/>Эталонные средства измерений:</text:p>
      <text:p text:style-name="P12">- образцовая дозиметрическая поверочная установка УДГ-АТ110 №013 с источниками <text:span text:style-name="T15">2</text:span><text:span text:style-name="T16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;</text:p>
      <text:p text:style-name="P12">- образцовая дозиметрическая поверочная установка УДГ-АТ130 №015 с источниками <text:span text:style-name="T15">1</text:span><text:span text:style-name="T16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;</text:p>
      <text:p text:style-name="P12">- <text:span text:style-name="T22">эталонный источник гамма-излучения типа ОСГИ </text:span><text:span text:style-name="T24">137</text:span><text:span text:style-name="T23">Cs</text:span><text:span text:style-name="T22"> активностью </text:span><text:span text:style-name="T23">84,95</text:span><text:span text:style-name="T22"> кБк зав. №516</text:span><text:span text:style-name="T23">;</text:span></text:p>
      <text:p text:style-name="P16"><text:span text:style-name="T2">б</text:span><text:span text:style-name="T3">)<text:tab/></text:span><text:span text:style-name="T2">Оборудование</text:span><text:span text:style-name="T3">:</text:span></text:p>
      <text:p text:style-name="P13">- пульт проверки БД ТИАЯ.441546.001, или адаптер интерфейсный ТИАЯ.468369.004 с ПЭВМ, управляемой программой “SARKtech”;</text:p>
      <text:p text:style-name="P24">2. Поверка блоков детектирования</text:p>
      <text:p text:style-name="P15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0"><text:span text:style-name="T8">- </text:span><text:span text:style-name="T8">наличие четких маркировочных надписей на БД и контрольном источнике</text:span><text:span text:style-name="T8"><text:tab/></text:span></text:p>
      <text:p text:style-name="P11">- контроль работоспособности<text:tab/></text:p>
      <text:p text:style-name="P15"><text:span text:style-name="T8">б</text:span>)<text:tab/>Проверка допускаемой основной относительной погрешности измерения мощности дозы измерителя с БДКГ–02</text:p>
      <text:p text:style-name="P1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28">Блок детектирования <text:span text:style-name="T8">гамма-излучения БДКГ-2</text:span>04<text:span text:style-name="T8"> </text:span>зав № 498.0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7">Мощность амбиентной эквивалент-ной дозы в <text:span text:style-name="T8">контроль-ной</text:span> точке <text:span text:style-name="T26">Ḣ</text:span><text:span text:style-name="T11">oi</text:span></text:p>
          </table:table-cell>
          <table:table-cell table:style-name="t1.B2" table:number-rows-spanned="3" office:value-type="string">
            <text:p text:style-name="P19">Номер источ-ника</text:p>
          </table:table-cell>
          <table:table-cell table:style-name="t1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9"><text:span text:style-name="T9">Относи-тельная</text:span><text:span text:style-name="T30"> </text:span><text:span text:style-name="T9">погреш-ность</text:span><text:span text:style-name="T30"> </text:span><text:span text:style-name="T29">измерения</text:span> </text:p>
            <text:p text:style-name="P19"><text:span text:style-name="T27">θ</text:span><text:span text:style-name="T12">пр</text:span><text:span text:style-name="T13">i</text:span><text:span text:style-name="T8">,</text:span> %</text:p>
          </table:table-cell>
          <table:table-cell table:style-name="t1.B2" table:number-rows-spanned="3" office:value-type="string">
            <text:p text:style-name="P18"><text:span text:style-name="T8">Довери-тель</text:span>ная граница погреш-ности измерения <text:span text:style-name="T28">Δ</text:span><text:span text:style-name="T14">i</text:span><text:span text:style-name="T5">,</text:span> %</text:p>
          </table:table-cell>
          <table:table-cell table:style-name="t1.K2" table:number-rows-spanned="3" office:value-type="string">
            <text:p text:style-name="P21"><text:span text:style-name="T25">Предел основной </text:span><text:span text:style-name="T8">относи-тельной</text:span> <text:span text:style-name="T5">погреш-ности</text:span>, </text:p>
            <text:p text:style-name="P2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15">H</text:span><text:span text:style-name="T10">1</text:span></text:p>
          </table:table-cell>
          <table:table-cell table:style-name="t1.D3" office:value-type="string">
            <text:p text:style-name="P26"><text:span text:style-name="T7">H</text:span><text:span text:style-name="T10">2</text:span></text:p>
          </table:table-cell>
          <table:table-cell table:style-name="t1.D3" office:value-type="string">
            <text:p text:style-name="P26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6">0,07 мкЗв/ч</text:p>
          </table:table-cell>
          <table:table-cell table:style-name="t1.B5" office:value-type="string">
            <text:p text:style-name="P9">263</text:p>
          </table:table-cell>
          <table:table-cell table:style-name="t1.B5" office:value-type="string">
            <text:p text:style-name="P9">200.7</text:p>
          </table:table-cell>
          <table:table-cell table:style-name="t1.B5" office:value-type="string">
            <text:p text:style-name="P9">94</text:p>
          </table:table-cell>
          <table:table-cell table:style-name="t1.B5" office:value-type="string">
            <text:p text:style-name="P9">0,068</text:p>
          </table:table-cell>
          <table:table-cell table:style-name="t1.B5" office:value-type="string">
            <text:p text:style-name="P9">0,071</text:p>
          </table:table-cell>
          <table:table-cell table:style-name="t1.B5" office:value-type="string">
            <text:p text:style-name="P9">0,071</text:p>
          </table:table-cell>
          <table:table-cell table:style-name="t1.B5" office:value-type="string">
            <text:p text:style-name="P9">0,070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5,50</text:p>
          </table:table-cell>
          <table:table-cell table:style-name="t1.K5" table:number-rows-spanned="9" office:value-type="string">
            <text:p text:style-name="P7">±<text:span text:style-name="T5">15</text:span></text:p>
          </table:table-cell>
        </table:table-row>
        <table:table-row table:style-name="t1.5">
          <table:table-cell table:style-name="t1.A5" office:value-type="string">
            <text:p text:style-name="P6">0,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236</text:p>
          </table:table-cell>
          <table:table-cell table:style-name="t1.B5" office:value-type="string">
            <text:p text:style-name="P9">94</text:p>
          </table:table-cell>
          <table:table-cell table:style-name="t1.B5" office:value-type="string">
            <text:p text:style-name="P9">0,71</text:p>
          </table:table-cell>
          <table:table-cell table:style-name="t1.B5" office:value-type="string">
            <text:p text:style-name="P9">0,73</text:p>
          </table:table-cell>
          <table:table-cell table:style-name="t1.B5" office:value-type="string">
            <text:p text:style-name="P9">0,72</text:p>
          </table:table-cell>
          <table:table-cell table:style-name="t1.B5" office:value-type="string">
            <text:p text:style-name="P9">0,72</text:p>
          </table:table-cell>
          <table:table-cell table:style-name="t1.B5" office:value-type="string">
            <text:p text:style-name="P9">2,86</text:p>
          </table:table-cell>
          <table:table-cell table:style-name="t1.B5" office:value-type="string">
            <text:p text:style-name="P9">6,41</text:p>
          </table:table-cell>
          <table:covered-table-cell/>
        </table:table-row>
        <table:table-row table:style-name="t1.5">
          <table:table-cell table:style-name="t1.A5" office:value-type="string">
            <text:p text:style-name="P6">7 мкЗв/ч</text:p>
          </table:table-cell>
          <table:table-cell table:style-name="t1.B5" office:value-type="string">
            <text:p text:style-name="P9">0НА</text:p>
          </table:table-cell>
          <table:table-cell table:style-name="t1.B5" office:value-type="string">
            <text:p text:style-name="P9">76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6,8</text:p>
          </table:table-cell>
          <table:table-cell table:style-name="t1.B5" office:value-type="string">
            <text:p text:style-name="P9">6,8</text:p>
          </table:table-cell>
          <table:table-cell table:style-name="t1.B5" office:value-type="string">
            <text:p text:style-name="P9">7,4</text:p>
          </table:table-cell>
          <table:table-cell table:style-name="t1.B5" office:value-type="string">
            <text:p text:style-name="P9">7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к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2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1,5</text:p>
          </table:table-cell>
          <table:table-cell table:style-name="t1.B5" office:value-type="string">
            <text:p text:style-name="P9">65,5</text:p>
          </table:table-cell>
          <table:table-cell table:style-name="t1.B5" office:value-type="string">
            <text:p text:style-name="P9">73,1</text:p>
          </table:table-cell>
          <table:table-cell table:style-name="t1.B5" office:value-type="string">
            <text:p text:style-name="P9">70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6">0.7 мЗв/ч</text:p>
          </table:table-cell>
          <table:table-cell table:style-name="t1.B5" office:value-type="string">
            <text:p text:style-name="P9">К/С Г3</text:p>
          </table:table-cell>
          <table:table-cell table:style-name="t1.B5" office:value-type="string">
            <text:p text:style-name="P9">82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72</text:p>
          </table:table-cell>
          <table:table-cell table:style-name="t1.B5" office:value-type="string">
            <text:p text:style-name="P9">0,65</text:p>
          </table:table-cell>
          <table:table-cell table:style-name="t1.B5" office:value-type="string">
            <text:p text:style-name="P9">0,70</text:p>
          </table:table-cell>
          <table:table-cell table:style-name="t1.B5" office:value-type="string">
            <text:p text:style-name="P9">0,69</text:p>
          </table:table-cell>
          <table:table-cell table:style-name="t1.B5" office:value-type="string">
            <text:p text:style-name="P9">-1,43</text:p>
          </table:table-cell>
          <table:table-cell table:style-name="t1.B5" office:value-type="string">
            <text:p text:style-name="P9">5,61</text:p>
          </table:table-cell>
          <table:covered-table-cell/>
        </table:table-row>
        <table:table-row table:style-name="t1.5">
          <table:table-cell table:style-name="t1.A5" office:value-type="string">
            <text:p text:style-name="P6">7,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357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,5</text:p>
          </table:table-cell>
          <table:table-cell table:style-name="t1.B5" office:value-type="string">
            <text:p text:style-name="P9">6,9</text:p>
          </table:table-cell>
          <table:table-cell table:style-name="t1.B5" office:value-type="string">
            <text:p text:style-name="P9">7,2</text:p>
          </table:table-cell>
          <table:table-cell table:style-name="t1.B5" office:value-type="string">
            <text:p text:style-name="P9">7,2</text:p>
          </table:table-cell>
          <table:table-cell table:style-name="t1.B5" office:value-type="string">
            <text:p text:style-name="P9">2,86</text:p>
          </table:table-cell>
          <table:table-cell table:style-name="t1.B5" office:value-type="string">
            <text:p text:style-name="P9">5,50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Зв/ч</text:p>
          </table:table-cell>
          <table:table-cell table:style-name="t1.B5" office:value-type="string">
            <text:p text:style-name="P9">043</text:p>
          </table:table-cell>
          <table:table-cell table:style-name="t1.B5" office:value-type="string">
            <text:p text:style-name="P9">114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72,2</text:p>
          </table:table-cell>
          <table:table-cell table:style-name="t1.B5" office:value-type="string">
            <text:p text:style-name="P9">72,8</text:p>
          </table:table-cell>
          <table:table-cell table:style-name="t1.B5" office:value-type="string">
            <text:p text:style-name="P9">65,0</text:p>
          </table:table-cell>
          <table:table-cell table:style-name="t1.B5" office:value-type="string">
            <text:p text:style-name="P9">70</text:p>
          </table:table-cell>
          <table:table-cell table:style-name="t1.B5" office:value-type="string">
            <text:p text:style-name="P9">0,00</text:p>
          </table:table-cell>
          <table:table-cell table:style-name="t1.B5" office:value-type="string">
            <text:p text:style-name="P9">4,40</text:p>
          </table:table-cell>
          <table:covered-table-cell/>
        </table:table-row>
        <table:table-row table:style-name="t1.5">
          <table:table-cell table:style-name="t1.A5" office:value-type="string">
            <text:p text:style-name="P6"><text:span text:style-name="T8">0,7</text:span> Зв/ч</text:p>
          </table:table-cell>
          <table:table-cell table:style-name="t1.B5" office:value-type="string">
            <text:p text:style-name="P9">163</text:p>
          </table:table-cell>
          <table:table-cell table:style-name="t1.B5" office:value-type="string">
            <text:p text:style-name="P9">235</text:p>
          </table:table-cell>
          <table:table-cell table:style-name="t1.B5" office:value-type="string">
            <text:p text:style-name="P9">---</text:p>
          </table:table-cell>
          <table:table-cell table:style-name="t1.B5" office:value-type="string">
            <text:p text:style-name="P9">0,69</text:p>
          </table:table-cell>
          <table:table-cell table:style-name="t1.B5" office:value-type="string">
            <text:p text:style-name="P9">0,71</text:p>
          </table:table-cell>
          <table:table-cell table:style-name="t1.B5" office:value-type="string">
            <text:p text:style-name="P9">0,65</text:p>
          </table:table-cell>
          <table:table-cell table:style-name="t1.B5" office:value-type="string">
            <text:p text:style-name="P9">0,68</text:p>
          </table:table-cell>
          <table:table-cell table:style-name="t1.B5" office:value-type="string">
            <text:p text:style-name="P9">-2,86</text:p>
          </table:table-cell>
          <table:table-cell table:style-name="t1.B5" office:value-type="string">
            <text:p text:style-name="P9">5,50</text:p>
          </table:table-cell>
          <table:covered-table-cell/>
        </table:table-row>
        <table:table-row table:style-name="t1.5">
          <table:table-cell table:style-name="t1.A13" office:value-type="string">
            <text:p text:style-name="P6">7 Зв/ч</text:p>
          </table:table-cell>
          <table:table-cell table:style-name="t1.B13" office:value-type="string">
            <text:p text:style-name="P9">163</text:p>
          </table:table-cell>
          <table:table-cell table:style-name="t1.B13" office:value-type="string">
            <text:p text:style-name="P9">76</text:p>
          </table:table-cell>
          <table:table-cell table:style-name="t1.B13" office:value-type="string">
            <text:p text:style-name="P9">---</text:p>
          </table:table-cell>
          <table:table-cell table:style-name="t1.B13" office:value-type="string">
            <text:p text:style-name="P9">7,6</text:p>
          </table:table-cell>
          <table:table-cell table:style-name="t1.B13" office:value-type="string">
            <text:p text:style-name="P9">7,3</text:p>
          </table:table-cell>
          <table:table-cell table:style-name="t1.B13" office:value-type="string">
            <text:p text:style-name="P9">7,3</text:p>
          </table:table-cell>
          <table:table-cell table:style-name="t1.B13" office:value-type="string">
            <text:p text:style-name="P9">7,4</text:p>
          </table:table-cell>
          <table:table-cell table:style-name="t1.B13" office:value-type="string">
            <text:p text:style-name="P9">5,71</text:p>
          </table:table-cell>
          <table:table-cell table:style-name="t1.B13" office:value-type="string">
            <text:p text:style-name="P9">7,9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8">Блок детектирования <text:span text:style-name="T8">гамма-излучения БДКГ-2</text:span>04<text:span text:style-name="T8"> </text:span>зав № 498.0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7">Мощность амбиентной эквивалент-ной дозы в <text:span text:style-name="T8">контроль-ной</text:span> точке <text:span text:style-name="T26">Ḣ</text:span><text:span text:style-name="T11">oi</text:span></text:p>
          </table:table-cell>
          <table:table-cell table:style-name="t2.B2" table:number-rows-spanned="3" office:value-type="string">
            <text:p text:style-name="P19">Номер источ-ника</text:p>
          </table:table-cell>
          <table:table-cell table:style-name="t2.B2" table:number-rows-spanned="3" office:value-type="string">
            <text:p text:style-name="P19">Рассто-яние до источ-ника, </text:p>
            <text:p text:style-name="P20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9"><text:span text:style-name="T9">Относи-тельная</text:span><text:span text:style-name="T30"> </text:span><text:span text:style-name="T9">погреш-ность</text:span><text:span text:style-name="T30"> </text:span><text:span text:style-name="T29">измерения</text:span> </text:p>
            <text:p text:style-name="P19"><text:span text:style-name="T27">θ</text:span><text:span text:style-name="T12">пр</text:span><text:span text:style-name="T13">i</text:span><text:span text:style-name="T8">,</text:span> %</text:p>
          </table:table-cell>
          <table:table-cell table:style-name="t2.B2" table:number-rows-spanned="3" office:value-type="string">
            <text:p text:style-name="P18"><text:span text:style-name="T8">Довери-тель</text:span>ная граница погреш-ности измерения <text:span text:style-name="T28">Δ</text:span><text:span text:style-name="T14">i</text:span><text:span text:style-name="T5">,</text:span> %</text:p>
          </table:table-cell>
          <table:table-cell table:style-name="t2.K2" table:number-rows-spanned="3" office:value-type="string">
            <text:p text:style-name="P21"><text:span text:style-name="T25">Предел основной </text:span><text:span text:style-name="T8">относи-тельной</text:span> <text:span text:style-name="T5">погреш-ности</text:span>, </text:p>
            <text:p text:style-name="P2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0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15">H</text:span><text:span text:style-name="T10">1</text:span></text:p>
          </table:table-cell>
          <table:table-cell table:style-name="t2.D3" office:value-type="string">
            <text:p text:style-name="P26"><text:span text:style-name="T7">H</text:span><text:span text:style-name="T10">2</text:span></text:p>
          </table:table-cell>
          <table:table-cell table:style-name="t2.D3" office:value-type="string">
            <text:p text:style-name="P26"><text:span text:style-name="T7">H</text:span><text:span text:style-name="T10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6">0,07 мкЗв/ч</text:p>
          </table:table-cell>
          <table:table-cell table:style-name="t2.B5" office:value-type="string">
            <text:p text:style-name="P9">263</text:p>
          </table:table-cell>
          <table:table-cell table:style-name="t2.B5" office:value-type="string">
            <text:p text:style-name="P9">200.7</text:p>
          </table:table-cell>
          <table:table-cell table:style-name="t2.B5" office:value-type="string">
            <text:p text:style-name="P9">94</text:p>
          </table:table-cell>
          <table:table-cell table:style-name="t2.B5" office:value-type="string">
            <text:p text:style-name="P9">0,070</text:p>
          </table:table-cell>
          <table:table-cell table:style-name="t2.B5" office:value-type="string">
            <text:p text:style-name="P9">0,072</text:p>
          </table:table-cell>
          <table:table-cell table:style-name="t2.B5" office:value-type="string">
            <text:p text:style-name="P9">0,069</text:p>
          </table:table-cell>
          <table:table-cell table:style-name="t2.B5" office:value-type="string">
            <text:p text:style-name="P9">0,070</text:p>
          </table:table-cell>
          <table:table-cell table:style-name="t2.B5" office:value-type="string">
            <text:p text:style-name="P9">0,00</text:p>
          </table:table-cell>
          <table:table-cell table:style-name="t2.B5" office:value-type="string">
            <text:p text:style-name="P9">5,50</text:p>
          </table:table-cell>
          <table:table-cell table:style-name="t2.K5" table:number-rows-spanned="9" office:value-type="string">
            <text:p text:style-name="P7">±<text:span text:style-name="T5">15</text:span></text:p>
          </table:table-cell>
        </table:table-row>
        <table:table-row table:style-name="t2.5">
          <table:table-cell table:style-name="t2.A5" office:value-type="string">
            <text:p text:style-name="P6">0,7 мкЗв/ч</text:p>
          </table:table-cell>
          <table:table-cell table:style-name="t2.B5" office:value-type="string">
            <text:p text:style-name="P9">0НА</text:p>
          </table:table-cell>
          <table:table-cell table:style-name="t2.B5" office:value-type="string">
            <text:p text:style-name="P9">236</text:p>
          </table:table-cell>
          <table:table-cell table:style-name="t2.B5" office:value-type="string">
            <text:p text:style-name="P9">94</text:p>
          </table:table-cell>
          <table:table-cell table:style-name="t2.B5" office:value-type="string">
            <text:p text:style-name="P9">0,71</text:p>
          </table:table-cell>
          <table:table-cell table:style-name="t2.B5" office:value-type="string">
            <text:p text:style-name="P9">0,67</text:p>
          </table:table-cell>
          <table:table-cell table:style-name="t2.B5" office:value-type="string">
            <text:p text:style-name="P9">0,73</text:p>
          </table:table-cell>
          <table:table-cell table:style-name="t2.B5" office:value-type="string">
            <text:p text:style-name="P9">0,7</text:p>
          </table:table-cell>
          <table:table-cell table:style-name="t2.B5" office:value-type="string">
            <text:p text:style-name="P9">0,00</text:p>
          </table:table-cell>
          <table:table-cell table:style-name="t2.B5" office:value-type="string">
            <text:p text:style-name="P9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6">7 мкЗв/ч</text:p>
          </table:table-cell>
          <table:table-cell table:style-name="t2.B5" office:value-type="string">
            <text:p text:style-name="P9">0НА</text:p>
          </table:table-cell>
          <table:table-cell table:style-name="t2.B5" office:value-type="string">
            <text:p text:style-name="P9">76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6,9</text:p>
          </table:table-cell>
          <table:table-cell table:style-name="t2.B5" office:value-type="string">
            <text:p text:style-name="P9">7,4</text:p>
          </table:table-cell>
          <table:table-cell table:style-name="t2.B5" office:value-type="string">
            <text:p text:style-name="P9">6,6</text:p>
          </table:table-cell>
          <table:table-cell table:style-name="t2.B5" office:value-type="string">
            <text:p text:style-name="P9">7</text:p>
          </table:table-cell>
          <table:table-cell table:style-name="t2.B5" office:value-type="string">
            <text:p text:style-name="P9">0,00</text:p>
          </table:table-cell>
          <table:table-cell table:style-name="t2.B5" office:value-type="string">
            <text:p text:style-name="P9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6">70 мкЗв/ч</text:p>
          </table:table-cell>
          <table:table-cell table:style-name="t2.B5" office:value-type="string">
            <text:p text:style-name="P9">К/С Г3</text:p>
          </table:table-cell>
          <table:table-cell table:style-name="t2.B5" office:value-type="string">
            <text:p text:style-name="P9">257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65,4</text:p>
          </table:table-cell>
          <table:table-cell table:style-name="t2.B5" office:value-type="string">
            <text:p text:style-name="P9">70,6</text:p>
          </table:table-cell>
          <table:table-cell table:style-name="t2.B5" office:value-type="string">
            <text:p text:style-name="P9">71,0</text:p>
          </table:table-cell>
          <table:table-cell table:style-name="t2.B5" office:value-type="string">
            <text:p text:style-name="P9">69</text:p>
          </table:table-cell>
          <table:table-cell table:style-name="t2.B5" office:value-type="string">
            <text:p text:style-name="P9">-1,43</text:p>
          </table:table-cell>
          <table:table-cell table:style-name="t2.B5" office:value-type="string">
            <text:p text:style-name="P9">5,61</text:p>
          </table:table-cell>
          <table:covered-table-cell/>
        </table:table-row>
        <table:table-row table:style-name="t2.5">
          <table:table-cell table:style-name="t2.A5" office:value-type="string">
            <text:p text:style-name="P6">0.7 мЗв/ч</text:p>
          </table:table-cell>
          <table:table-cell table:style-name="t2.B5" office:value-type="string">
            <text:p text:style-name="P9">К/С Г3</text:p>
          </table:table-cell>
          <table:table-cell table:style-name="t2.B5" office:value-type="string">
            <text:p text:style-name="P9">82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0,70</text:p>
          </table:table-cell>
          <table:table-cell table:style-name="t2.B5" office:value-type="string">
            <text:p text:style-name="P9">0,70</text:p>
          </table:table-cell>
          <table:table-cell table:style-name="t2.B5" office:value-type="string">
            <text:p text:style-name="P9">0,61</text:p>
          </table:table-cell>
          <table:table-cell table:style-name="t2.B5" office:value-type="string">
            <text:p text:style-name="P9">0,67</text:p>
          </table:table-cell>
          <table:table-cell table:style-name="t2.B5" office:value-type="string">
            <text:p text:style-name="P9">-4,29</text:p>
          </table:table-cell>
          <table:table-cell table:style-name="t2.B5" office:value-type="string">
            <text:p text:style-name="P9">7,04</text:p>
          </table:table-cell>
          <table:covered-table-cell/>
        </table:table-row>
        <table:table-row table:style-name="t2.5">
          <table:table-cell table:style-name="t2.A5" office:value-type="string">
            <text:p text:style-name="P6">7,0 мЗв/ч</text:p>
          </table:table-cell>
          <table:table-cell table:style-name="t2.B5" office:value-type="string">
            <text:p text:style-name="P9">043</text:p>
          </table:table-cell>
          <table:table-cell table:style-name="t2.B5" office:value-type="string">
            <text:p text:style-name="P9">357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7,1</text:p>
          </table:table-cell>
          <table:table-cell table:style-name="t2.B5" office:value-type="string">
            <text:p text:style-name="P9">6,8</text:p>
          </table:table-cell>
          <table:table-cell table:style-name="t2.B5" office:value-type="string">
            <text:p text:style-name="P9">7,8</text:p>
          </table:table-cell>
          <table:table-cell table:style-name="t2.B5" office:value-type="string">
            <text:p text:style-name="P9">7,2</text:p>
          </table:table-cell>
          <table:table-cell table:style-name="t2.B5" office:value-type="string">
            <text:p text:style-name="P9">2,86</text:p>
          </table:table-cell>
          <table:table-cell table:style-name="t2.B5" office:value-type="string">
            <text:p text:style-name="P9">5,50</text:p>
          </table:table-cell>
          <table:covered-table-cell/>
        </table:table-row>
        <table:table-row table:style-name="t2.5">
          <table:table-cell table:style-name="t2.A5" office:value-type="string">
            <text:p text:style-name="P6">70 мЗв/ч</text:p>
          </table:table-cell>
          <table:table-cell table:style-name="t2.B5" office:value-type="string">
            <text:p text:style-name="P9">043</text:p>
          </table:table-cell>
          <table:table-cell table:style-name="t2.B5" office:value-type="string">
            <text:p text:style-name="P9">114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67,1</text:p>
          </table:table-cell>
          <table:table-cell table:style-name="t2.B5" office:value-type="string">
            <text:p text:style-name="P9">68,7</text:p>
          </table:table-cell>
          <table:table-cell table:style-name="t2.B5" office:value-type="string">
            <text:p text:style-name="P9">74,2</text:p>
          </table:table-cell>
          <table:table-cell table:style-name="t2.B5" office:value-type="string">
            <text:p text:style-name="P9">70</text:p>
          </table:table-cell>
          <table:table-cell table:style-name="t2.B5" office:value-type="string">
            <text:p text:style-name="P9">0,00</text:p>
          </table:table-cell>
          <table:table-cell table:style-name="t2.B5" office:value-type="string">
            <text:p text:style-name="P9">4,40</text:p>
          </table:table-cell>
          <table:covered-table-cell/>
        </table:table-row>
        <table:table-row table:style-name="t2.5">
          <table:table-cell table:style-name="t2.A5" office:value-type="string">
            <text:p text:style-name="P6"><text:span text:style-name="T8">0,7</text:span> Зв/ч</text:p>
          </table:table-cell>
          <table:table-cell table:style-name="t2.B5" office:value-type="string">
            <text:p text:style-name="P9">163</text:p>
          </table:table-cell>
          <table:table-cell table:style-name="t2.B5" office:value-type="string">
            <text:p text:style-name="P9">235</text:p>
          </table:table-cell>
          <table:table-cell table:style-name="t2.B5" office:value-type="string">
            <text:p text:style-name="P9">---</text:p>
          </table:table-cell>
          <table:table-cell table:style-name="t2.B5" office:value-type="string">
            <text:p text:style-name="P9">0,75</text:p>
          </table:table-cell>
          <table:table-cell table:style-name="t2.B5" office:value-type="string">
            <text:p text:style-name="P9">0,71</text:p>
          </table:table-cell>
          <table:table-cell table:style-name="t2.B5" office:value-type="string">
            <text:p text:style-name="P9">0,80</text:p>
          </table:table-cell>
          <table:table-cell table:style-name="t2.B5" office:value-type="string">
            <text:p text:style-name="P9">0,75</text:p>
          </table:table-cell>
          <table:table-cell table:style-name="t2.B5" office:value-type="string">
            <text:p text:style-name="P9">7,14</text:p>
          </table:table-cell>
          <table:table-cell table:style-name="t2.B5" office:value-type="string">
            <text:p text:style-name="P9">8,87</text:p>
          </table:table-cell>
          <table:covered-table-cell/>
        </table:table-row>
        <table:table-row table:style-name="t2.5">
          <table:table-cell table:style-name="t2.A13" office:value-type="string">
            <text:p text:style-name="P6">7 Зв/ч</text:p>
          </table:table-cell>
          <table:table-cell table:style-name="t2.B13" office:value-type="string">
            <text:p text:style-name="P9">163</text:p>
          </table:table-cell>
          <table:table-cell table:style-name="t2.B13" office:value-type="string">
            <text:p text:style-name="P9">76</text:p>
          </table:table-cell>
          <table:table-cell table:style-name="t2.B13" office:value-type="string">
            <text:p text:style-name="P9">---</text:p>
          </table:table-cell>
          <table:table-cell table:style-name="t2.B13" office:value-type="string">
            <text:p text:style-name="P9">7,7</text:p>
          </table:table-cell>
          <table:table-cell table:style-name="t2.B13" office:value-type="string">
            <text:p text:style-name="P9">7,7</text:p>
          </table:table-cell>
          <table:table-cell table:style-name="t2.B13" office:value-type="string">
            <text:p text:style-name="P9">6,5</text:p>
          </table:table-cell>
          <table:table-cell table:style-name="t2.B13" office:value-type="string">
            <text:p text:style-name="P9">7,3</text:p>
          </table:table-cell>
          <table:table-cell table:style-name="t2.B13" office:value-type="string">
            <text:p text:style-name="P9">4,29</text:p>
          </table:table-cell>
          <table:table-cell table:style-name="t2.B13" office:value-type="string">
            <text:p text:style-name="P9">6,22</text:p>
          </table:table-cell>
          <table:covered-table-cell/>
        </table:table-row>
      </table:table>
      <text:p text:style-name="Text_20_body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1">Выводы:<text:tab/></text:p>
          </table:table-cell>
        </table:table-row>
        <table:table-row>
          <table:table-cell table:style-name="Таблица13.A1" office:value-type="string">
            <text:p text:style-name="P31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1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2">Поверитель<text:tab/></text:p>
          </table:table-cell>
        </table:table-row>
        <table:table-row>
          <table:table-cell table:style-name="Таблица13.A5" office:value-type="string">
            <text:p text:style-name="P32">Дата<text:tab/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21.001cm" fo:page-height="29.7cm" style:num-format="1" style:print-orientation="portrait" fo:margin-top="2cm" fo:margin-bottom="1.06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16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498.000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03T10:54:40.71</dc:date>
    <meta:editing-duration>P3DT1H52M12S</meta:editing-duration>
    <meta:editing-cycles>296</meta:editing-cycles>
    <meta:generator>OpenOffice/4.1.4$Win32 OpenOffice.org_project/414m5$Build-9788</meta:generator>
    <meta:document-statistic meta:table-count="3" meta:image-count="0" meta:object-count="0" meta:page-count="2" meta:paragraph-count="240" meta:word-count="510" meta:character-count="3203"/>
  </office:meta>
</office:document-meta>
</file>